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f58220" draw:marker-start-width="0.279cm" draw:marker-end-width="0.279cm" draw:fill-color="#ffffff" draw:textarea-horizontal-align="justify" draw:textarea-vertical-align="middle" draw:auto-grow-height="false" fo:min-height="1.95cm" fo:min-width="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6.35cm" fo:min-width="4.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95cm" fo:min-width="0.9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65cm" fo:min-width="3.4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0.95cm" fo:min-width="1.1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gr7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65cm" fo:min-width="3.4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35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298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564cm"/>
    </style:style>
    <style:style style:name="gr11" style:family="graphic" style:parent-style-name="standard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0.398cm" fo:min-width="0.14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6.298cm" fo:min-width="4.3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898cm" fo:min-width="0.8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598cm" fo:min-width="3.3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58220" draw:marker-start-width="0.279cm" draw:marker-end-width="0.279cm" draw:fill-color="#ffffff" draw:textarea-horizontal-align="justify" draw:textarea-vertical-align="middle" draw:auto-grow-height="false" fo:min-height="0.898cm" fo:min-width="1.04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598cm" fo:min-width="3.348cm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f5822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solid" svg:stroke-width="0.053cm" svg:stroke-color="#f58220" draw:marker-start-width="0.279cm" draw:marker-end-width="0.279cm" draw:fill-color="#ffffff" draw:textarea-horizontal-align="justify" draw:textarea-vertical-align="middle" draw:auto-grow-height="false" fo:min-height="1.898cm" fo:min-width="1.948cm" fo:padding-top="0.151cm" fo:padding-bottom="0.151cm" fo:padding-left="0.276cm" fo:padding-right="0.276cm"/>
    </style:style>
    <style:style style:name="gr19" style:family="graphic" style:parent-style-name="standard">
      <style:graphic-properties svg:stroke-color="#faa61a" draw:fill-color="#ffe5ca" draw:textarea-horizontal-align="justify" draw:textarea-vertical-align="middle" draw:auto-grow-height="false" fo:min-height="0.584cm" fo:min-width="1.908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e5ca"/>
      <style:paragraph-properties fo:text-align="center"/>
    </style:style>
    <style:style style:name="T1" style:family="text">
      <style:text-properties style:text-position="0% 100%" fo:font-size="18pt" style:font-size-asian="18pt" style:font-size-complex="18pt"/>
    </style:style>
    <style:style style:name="T2" style:family="text">
      <style:text-properties style:text-position="33% 58%" fo:font-size="18pt" style:font-size-asian="18pt" style:font-size-complex="18pt"/>
    </style:style>
    <style:style style:name="T3" style:family="text">
      <style:text-properties style:text-position="0% 100%"/>
    </style:style>
    <style:style style:name="T4" style:family="text">
      <style:text-properties style:text-position="33% 58%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5cm" svg:height="2.2cm" svg:x="8.8cm" svg:y="8cm">
          <text:p text:style-name="P1"><text:span text:style-name="T1">e</text:span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cm" svg:height="6.6cm" svg:x="3.9cm" svg:y="5.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2.2cm" svg:x="11.3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cm" svg:height="1.9cm" svg:x="8.8cm" svg:y="10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1.2cm" svg:x="5.5cm" svg:y="10.1cm">
          <text:p text:style-name="P1"><text:span text:style-name="T3">a</text:span><text:span text:style-name="T4">-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0.959cm" svg:height="1.562cm" svg:x="10.441cm" svg:y="10.6cm">
          <draw:text-box>
            <text:p>C</text:p>
          </draw:text-box>
        </draw:frame>
        <draw:custom-shape draw:style-name="gr7" draw:text-style-name="P1" draw:layer="layout" svg:width="3.9cm" svg:height="1.9cm" svg:x="8.8cm" svg:y="6.1cm">
          <text:p text:style-name="P1">B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0.959cm" svg:height="1.562cm" svg:x="11.541cm" svg:y="8.738cm">
          <draw:text-box>
            <text:p>D</text:p>
          </draw:text-box>
        </draw:frame>
        <draw:custom-shape draw:style-name="gr8" draw:text-style-name="P1" draw:layer="layout" svg:width="0.5cm" svg:height="0.6cm" svg:x="4.2cm" svg:y="12.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6cm" svg:x="4.8cm" svg:y="12.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6cm" svg:x="5.4cm" svg:y="12.5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6cm" svg:x="6cm" svg:y="12.5cm">
          <text:p text:style-name="P1">D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1.7cm" svg:height="0.814cm" svg:x="6.4cm" svg:y="12.4cm">
          <draw:text-box>
            <text:p><text:span text:style-name="T5">の４つの建物部位で構成される建物</text:span></text:p>
          </draw:text-box>
        </draw:frame>
        <draw:custom-shape draw:style-name="gr11" draw:text-style-name="P2" draw:layer="layout" svg:width="0.7cm" svg:height="0.7cm" svg:x="4.2cm" svg:y="13.3cm">
          <text:p text:style-name="P1"><text:span text:style-name="T3">a</text:span><text:span text:style-name="T4">-</text:span>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1.7cm" svg:height="0.814cm" svg:x="4.7cm" svg:y="13.286cm">
          <draw:text-box>
            <text:p><text:span text:style-name="T5">は、　の中空部分</text:span></text:p>
          </draw:text-box>
        </draw:frame>
        <draw:custom-shape draw:style-name="gr9" draw:text-style-name="P1" draw:layer="layout" svg:width="0.5cm" svg:height="0.6cm" svg:x="5.8cm" svg:y="13.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7cm" svg:x="4.2cm" svg:y="14.214cm">
          <text:p text:style-name="P1"><text:span text:style-name="T3">e</text:span><text:span text:style-name="T4">-</text:span>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1.7cm" svg:height="0.814cm" svg:x="4.7cm" svg:y="14.2cm">
          <draw:text-box>
            <text:p><text:span text:style-name="T5">は、　 <text:s text:c="10"/>で囲まれた空白部分</text:span></text:p>
          </draw:text-box>
        </draw:frame>
        <draw:custom-shape draw:style-name="gr11" draw:text-style-name="P2" draw:layer="layout" svg:width="0.7cm" svg:height="0.7cm" svg:x="4.187cm" svg:y="13.294cm">
          <text:p text:style-name="P1"><text:span text:style-name="T3">a</text:span><text:span text:style-name="T4">-</text:span>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1.7cm" svg:height="0.814cm" svg:x="4.687cm" svg:y="13.28cm">
          <draw:text-box>
            <text:p><text:span text:style-name="T5">は、　の中空部分</text:span></text:p>
          </draw:text-box>
        </draw:frame>
        <draw:custom-shape draw:style-name="gr9" draw:text-style-name="P1" draw:layer="layout" svg:width="0.5cm" svg:height="0.6cm" svg:x="5.7cm" svg:y="14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6cm" svg:x="6.3cm" svg:y="14.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6cm" svg:x="6.9cm" svg:y="14.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6cm" svg:x="7.5cm" svg:y="14.3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9cm" svg:height="6.6cm" svg:x="4cm" svg:y="15.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4cm" svg:height="2.2cm" svg:x="11.4cm" svg:y="18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9cm" svg:height="1.9cm" svg:x="8.9cm" svg:y="20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6cm" svg:height="1.2cm" svg:x="5.6cm" svg:y="20.2cm">
          <text:p text:style-name="P1"><text:span text:style-name="T3">a</text:span><text:span text:style-name="T4">-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0.959cm" svg:height="1.562cm" svg:x="10.541cm" svg:y="20.7cm">
          <draw:text-box>
            <text:p>C</text:p>
          </draw:text-box>
        </draw:frame>
        <draw:custom-shape draw:style-name="gr16" draw:text-style-name="P1" draw:layer="layout" svg:width="3.9cm" svg:height="1.9cm" svg:x="8.9cm" svg:y="16.2cm">
          <text:p text:style-name="P1">B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0.959cm" svg:height="1.562cm" svg:x="11.641cm" svg:y="18.838cm">
          <draw:text-box>
            <text:p>D</text:p>
          </draw:text-box>
        </draw:frame>
        <draw:line draw:style-name="gr17" draw:text-style-name="P5" draw:layer="layout" svg:x1="3.9cm" svg:y1="15.6cm" svg:x2="8.9cm" svg:y2="15.6cm">
          <text:p/>
        </draw:line>
        <draw:line draw:style-name="gr17" draw:text-style-name="P5" draw:layer="layout" svg:x1="3.9cm" svg:y1="22.3cm" svg:x2="12.8cm" svg:y2="22.3cm">
          <text:p/>
        </draw:line>
        <draw:line draw:style-name="gr17" draw:text-style-name="P5" draw:layer="layout" svg:x1="8.9cm" svg:y1="16.2cm" svg:x2="12.8cm" svg:y2="16.2cm">
          <text:p/>
        </draw:line>
        <draw:line draw:style-name="gr17" draw:text-style-name="P5" draw:layer="layout" svg:x1="3.926cm" svg:y1="15.63cm" svg:x2="3.926cm" svg:y2="22.33cm">
          <text:p/>
        </draw:line>
        <draw:line draw:style-name="gr17" draw:text-style-name="P5" draw:layer="layout" svg:x1="12.8cm" svg:y1="16.2cm" svg:x2="12.8cm" svg:y2="22.3cm">
          <text:p/>
        </draw:line>
        <draw:line draw:style-name="gr17" draw:text-style-name="P5" draw:layer="layout" svg:x1="8.9cm" svg:y1="15.6cm" svg:x2="8.9cm" svg:y2="16.2cm">
          <text:p/>
        </draw:line>
        <draw:custom-shape draw:style-name="gr18" draw:text-style-name="P2" draw:layer="layout" svg:width="2.5cm" svg:height="2.2cm" svg:x="8.9cm" svg:y="18.1cm">
          <text:p text:style-name="P1"><text:span text:style-name="T1">e</text:span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6cm" svg:height="0.9cm" svg:x="13.4cm" svg:y="16.1cm">
          <text:p text:style-name="P1">outline</text:p>
          <draw:enhanced-geometry svg:viewBox="0 0 21600 21600" draw:text-areas="800 800 20800 20800" draw:type="round-rectangular-callout" draw:modifiers="-4716.95501730104 37590.2330743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0T20:03:55.711826491</meta:creation-date>
    <dc:date>2021-04-27T13:58:35.461958809</dc:date>
    <meta:editing-duration>PT9M33S</meta:editing-duration>
    <meta:editing-cycles>2</meta:editing-cycles>
    <meta:generator>LibreOffice/6.0.7.3$Linux_X86_64 LibreOffice_project/00m0$Build-3</meta:generator>
    <meta:document-statistic meta:object-count="39"/>
  </office:meta>
</office:document-meta>
</file>